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1adae0" style:font-name-asian="Courier New" style:font-size-asian="10pt" style:font-name-complex="Liberation Mono" style:font-size-complex="10pt"/>
    </style:style>
    <style:style style:name="T1" style:family="text">
      <style:text-properties officeooo:rsid="001ada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49">
            <text:p text:style-name="P1">49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Edit Interactions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Needed</text:p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1">Main UI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Existing Interactions should be able to be modified for gods, NPCs, regions, and events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<text:s text:c="3"/>1. The edit interaction hotkey gets pressed</text:p>
            <text:p text:style-name="P5"><text:s text:c="3"/>2. A<text:span text:style-name="T1">n</text:span> edit interaction button gets selected in a search </text:p>
            <text:p text:style-name="P5"><text:s text:c="6"/>or from a list of interactions</text:p>
            <text:p text:style-name="P5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 text:c="3"/>1. Dungeon Master</text:p>
            <text:p text:style-name="P1"><text:s text:c="3"/>2. Co 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2162357167827631365" text:style-name="L1">
              <text:list-item>
                <text:p text:style-name="P3">An existing interaction</text:p>
                <text:p text:style-name="P3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110698787888189539" text:style-name="L2">
              <text:list-item>
                <text:p text:style-name="P4">The changes to the existing interaction get saved to the database </text:p>
                <text:p text:style-name="P4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p text:style-name="P1"><text:s text:c="3"/>1. The DM wants to edit an existing interaction</text:p>
            <text:p text:style-name="P5"><text:s text:c="3"/>2. The DM selects the option to edit an existing </text:p>
            <text:p text:style-name="P5"><text:s text:c="6"/>interaction for a god, region, NPC, and/or event</text:p>
            <text:p text:style-name="P1"><text:s text:c="3"/>3. The DM successfully edits the interaction</text:p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>none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10:23.251000000</dc:date>
    <meta:editing-duration>PT1H4M57S</meta:editing-duration>
    <meta:editing-cycles>10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0" meta:word-count="120" meta:character-count="715" meta:non-whitespace-character-count="591"/>
  </office:meta>
</office:document-meta>
</file>